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2" style:family="table">
      <style:table-properties style:width="15.24cm" table:align="left" style:writing-mode="lr-tb"/>
    </style:style>
    <style:style style:name="Tableau2.A" style:family="table-column">
      <style:table-column-properties style:column-width="3.089cm"/>
    </style:style>
    <style:style style:name="Tableau2.B" style:family="table-column">
      <style:table-column-properties style:column-width="5.057cm"/>
    </style:style>
    <style:style style:name="Tableau2.C" style:family="table-column">
      <style:table-column-properties style:column-width="2.651cm"/>
    </style:style>
    <style:style style:name="Tableau2.D" style:family="table-column">
      <style:table-column-properties style:column-width="4.443cm"/>
    </style:style>
    <style:style style:name="Tableau2.A1" style:family="table-cell">
      <style:table-cell-properties style:vertical-align="middle" fo:padding="0.049cm" fo:border="none"/>
    </style:style>
    <style:style style:name="Tableau1" style:family="table">
      <style:table-properties style:width="15.24cm" table:align="left" style:writing-mode="lr-tb"/>
    </style:style>
    <style:style style:name="Tableau1.A" style:family="table-column">
      <style:table-column-properties style:column-width="4.976cm"/>
    </style:style>
    <style:style style:name="Tableau1.B" style:family="table-column">
      <style:table-column-properties style:column-width="4.297cm"/>
    </style:style>
    <style:style style:name="Tableau1.C" style:family="table-column">
      <style:table-column-properties style:column-width="2.842cm"/>
    </style:style>
    <style:style style:name="Tableau1.D" style:family="table-column">
      <style:table-column-properties style:column-width="3.126cm"/>
    </style:style>
    <style:style style:name="Tableau1.A1" style:family="table-cell">
      <style:table-cell-properties style:vertical-align="middle" fo:padding="0.049cm" fo:border="none"/>
    </style:style>
    <style:style style:name="Tableau3" style:family="table">
      <style:table-properties style:width="15.24cm" table:align="left" style:writing-mode="lr-tb"/>
    </style:style>
    <style:style style:name="Tableau3.A" style:family="table-column">
      <style:table-column-properties style:column-width="3.103cm"/>
    </style:style>
    <style:style style:name="Tableau3.B" style:family="table-column">
      <style:table-column-properties style:column-width="4.609cm"/>
    </style:style>
    <style:style style:name="Tableau3.C" style:family="table-column">
      <style:table-column-properties style:column-width="3.447cm"/>
    </style:style>
    <style:style style:name="Tableau3.D" style:family="table-column">
      <style:table-column-properties style:column-width="4.08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5.24cm" table:align="left" style:writing-mode="lr-tb"/>
    </style:style>
    <style:style style:name="Tableau4.A" style:family="table-column">
      <style:table-column-properties style:column-width="3.309cm"/>
    </style:style>
    <style:style style:name="Tableau4.B" style:family="table-column">
      <style:table-column-properties style:column-width="4.547cm"/>
    </style:style>
    <style:style style:name="Tableau4.C" style:family="table-column">
      <style:table-column-properties style:column-width="3.773cm"/>
    </style:style>
    <style:style style:name="Tableau4.D" style:family="table-column">
      <style:table-column-properties style:column-width="3.61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5.24cm" table:align="left" style:writing-mode="lr-tb"/>
    </style:style>
    <style:style style:name="Tableau5.A" style:family="table-column">
      <style:table-column-properties style:column-width="2.531cm"/>
    </style:style>
    <style:style style:name="Tableau5.B" style:family="table-column">
      <style:table-column-properties style:column-width="5.128cm"/>
    </style:style>
    <style:style style:name="Tableau5.C" style:family="table-column">
      <style:table-column-properties style:column-width="3.718cm"/>
    </style:style>
    <style:style style:name="Tableau5.D" style:family="table-column">
      <style:table-column-properties style:column-width="3.863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5.24cm" table:align="left" style:writing-mode="lr-tb"/>
    </style:style>
    <style:style style:name="Tableau6.A" style:family="table-column">
      <style:table-column-properties style:column-width="3.496cm"/>
    </style:style>
    <style:style style:name="Tableau6.B" style:family="table-column">
      <style:table-column-properties style:column-width="4.65cm"/>
    </style:style>
    <style:style style:name="Tableau6.C" style:family="table-column">
      <style:table-column-properties style:column-width="3.687cm"/>
    </style:style>
    <style:style style:name="Tableau6.D" style:family="table-column">
      <style:table-column-properties style:column-width="3.408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5.24cm" table:align="left" style:writing-mode="lr-tb"/>
    </style:style>
    <style:style style:name="Tableau7.A" style:family="table-column">
      <style:table-column-properties style:column-width="4.113cm"/>
    </style:style>
    <style:style style:name="Tableau7.B" style:family="table-column">
      <style:table-column-properties style:column-width="4.637cm"/>
    </style:style>
    <style:style style:name="Tableau7.C" style:family="table-column">
      <style:table-column-properties style:column-width="3.51cm"/>
    </style:style>
    <style:style style:name="Tableau7.D" style:family="table-column">
      <style:table-column-properties style:column-width="2.979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5.24cm" table:align="left" style:writing-mode="lr-tb"/>
    </style:style>
    <style:style style:name="Tableau8.A" style:family="table-column">
      <style:table-column-properties style:column-width="3.203cm"/>
    </style:style>
    <style:style style:name="Tableau8.B" style:family="table-column">
      <style:table-column-properties style:column-width="4.822cm"/>
    </style:style>
    <style:style style:name="Tableau8.C" style:family="table-column">
      <style:table-column-properties style:column-width="3.29cm"/>
    </style:style>
    <style:style style:name="Tableau8.D" style:family="table-column">
      <style:table-column-properties style:column-width="3.925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5.24cm" table:align="left" style:writing-mode="lr-tb"/>
    </style:style>
    <style:style style:name="Tableau9.A" style:family="table-column">
      <style:table-column-properties style:column-width="3.126cm"/>
    </style:style>
    <style:style style:name="Tableau9.B" style:family="table-column">
      <style:table-column-properties style:column-width="5.51cm"/>
    </style:style>
    <style:style style:name="Tableau9.C" style:family="table-column">
      <style:table-column-properties style:column-width="3.507cm"/>
    </style:style>
    <style:style style:name="Tableau9.D" style:family="table-column">
      <style:table-column-properties style:column-width="3.097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5.24cm" table:align="left" style:writing-mode="lr-tb"/>
    </style:style>
    <style:style style:name="Tableau10.A" style:family="table-column">
      <style:table-column-properties style:column-width="2.769cm"/>
    </style:style>
    <style:style style:name="Tableau10.B" style:family="table-column">
      <style:table-column-properties style:column-width="4.468cm"/>
    </style:style>
    <style:style style:name="Tableau10.C" style:family="table-column">
      <style:table-column-properties style:column-width="4.221cm"/>
    </style:style>
    <style:style style:name="Tableau10.D" style:family="table-column">
      <style:table-column-properties style:column-width="3.782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5.24cm" table:align="left" style:writing-mode="lr-tb"/>
    </style:style>
    <style:style style:name="Tableau11.A" style:family="table-column">
      <style:table-column-properties style:column-width="1.901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4.687cm"/>
    </style:style>
    <style:style style:name="Tableau11.D" style:family="table-column">
      <style:table-column-properties style:column-width="3.604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5.24cm" table:align="left" style:writing-mode="lr-tb"/>
    </style:style>
    <style:style style:name="Tableau12.A" style:family="table-column">
      <style:table-column-properties style:column-width="3.184cm"/>
    </style:style>
    <style:style style:name="Tableau12.B" style:family="table-column">
      <style:table-column-properties style:column-width="5.136cm"/>
    </style:style>
    <style:style style:name="Tableau12.C" style:family="table-column">
      <style:table-column-properties style:column-width="3.346cm"/>
    </style:style>
    <style:style style:name="Tableau12.D" style:family="table-column">
      <style:table-column-properties style:column-width="3.574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5.24cm" table:align="left" style:writing-mode="lr-tb"/>
    </style:style>
    <style:style style:name="Tableau13.A" style:family="table-column">
      <style:table-column-properties style:column-width="3.45cm"/>
    </style:style>
    <style:style style:name="Tableau13.B" style:family="table-column">
      <style:table-column-properties style:column-width="4.025cm"/>
    </style:style>
    <style:style style:name="Tableau13.C" style:family="table-column">
      <style:table-column-properties style:column-width="4.579cm"/>
    </style:style>
    <style:style style:name="Tableau13.D" style:family="table-column">
      <style:table-column-properties style:column-width="3.186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5.24cm" table:align="left" style:writing-mode="lr-tb"/>
    </style:style>
    <style:style style:name="Tableau14.A" style:family="table-column">
      <style:table-column-properties style:column-width="2.79cm"/>
    </style:style>
    <style:style style:name="Tableau14.B" style:family="table-column">
      <style:table-column-properties style:column-width="4.89cm"/>
    </style:style>
    <style:style style:name="Tableau14.C" style:family="table-column">
      <style:table-column-properties style:column-width="3.893cm"/>
    </style:style>
    <style:style style:name="Tableau14.D" style:family="table-column">
      <style:table-column-properties style:column-width="3.667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5.24cm" table:align="left" style:writing-mode="lr-tb"/>
    </style:style>
    <style:style style:name="Tableau15.A" style:family="table-column">
      <style:table-column-properties style:column-width="3.724cm"/>
    </style:style>
    <style:style style:name="Tableau15.B" style:family="table-column">
      <style:table-column-properties style:column-width="4.641cm"/>
    </style:style>
    <style:style style:name="Tableau15.C" style:family="table-column">
      <style:table-column-properties style:column-width="3.161cm"/>
    </style:style>
    <style:style style:name="Tableau15.D" style:family="table-column">
      <style:table-column-properties style:column-width="3.715cm"/>
    </style:style>
    <style:style style:name="Tableau15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028b74"/>
    </style:style>
    <style:style style:name="P7" style:family="paragraph" style:parent-style-name="Standard" style:list-style-name="L1">
      <style:paragraph-properties fo:margin-top="0cm" fo:margin-bottom="0.051cm" style:contextual-spacing="false"/>
      <style:text-properties officeooo:paragraph-rsid="00028b74"/>
    </style:style>
    <style:style style:name="P8" style:family="paragraph" style:parent-style-name="Standard">
      <style:paragraph-properties fo:margin-top="0cm" fo:margin-bottom="0.051cm" style:contextual-spacing="false"/>
      <style:text-properties officeooo:paragraph-rsid="00028b74"/>
    </style:style>
    <style:style style:name="P9" style:family="paragraph" style:parent-style-name="Heading_20_5">
      <style:text-properties officeooo:rsid="00030d5b" officeooo:paragraph-rsid="00030d5b"/>
    </style:style>
    <style:style style:name="P10" style:family="paragraph" style:parent-style-name="Standard">
      <style:text-properties officeooo:rsid="00030d5b" officeooo:paragraph-rsid="00030d5b"/>
    </style:style>
    <style:style style:name="P11" style:family="paragraph" style:parent-style-name="Standard" style:list-style-name="L2">
      <style:paragraph-properties fo:margin-top="0cm" fo:margin-bottom="0.152cm" style:contextual-spacing="false"/>
      <style:text-properties officeooo:rsid="00030d5b" officeooo:paragraph-rsid="00030d5b"/>
    </style:style>
    <style:style style:name="P12" style:family="paragraph" style:parent-style-name="Standard">
      <style:paragraph-properties fo:margin-top="0cm" fo:margin-bottom="0.152cm" style:contextual-spacing="false"/>
      <style:text-properties officeooo:rsid="00030d5b" officeooo:paragraph-rsid="00030d5b"/>
    </style:style>
    <style:style style:name="P13" style:family="paragraph" style:parent-style-name="Heading_20_4">
      <style:paragraph-properties fo:margin-top="0cm" fo:margin-bottom="0.152cm" style:contextual-spacing="false"/>
      <style:text-properties officeooo:rsid="00030d5b" officeooo:paragraph-rsid="00030d5b"/>
    </style:style>
    <style:style style:name="P14" style:family="paragraph" style:parent-style-name="Heading_20_4">
      <style:paragraph-properties fo:margin-top="0cm" fo:margin-bottom="0.152cm" style:contextual-spacing="false" fo:break-before="page"/>
      <style:text-properties officeooo:rsid="00030d5b" officeooo:paragraph-rsid="00030d5b"/>
    </style:style>
    <style:style style:name="P15" style:family="paragraph" style:parent-style-name="Heading_20_5">
      <style:paragraph-properties fo:margin-left="0cm" fo:margin-right="0cm" fo:margin-top="0.353cm" fo:margin-bottom="0.499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Heading_20_5">
      <style:paragraph-properties fo:margin-top="0cm" fo:margin-bottom="0.152cm" style:contextual-spacing="false"/>
      <style:text-properties officeooo:rsid="00030d5b" officeooo:paragraph-rsid="00030d5b"/>
    </style:style>
    <style:style style:name="P18" style:family="paragraph" style:parent-style-name="Heading_20_5">
      <style:paragraph-properties fo:margin-top="0cm" fo:margin-bottom="0.152cm" style:contextual-spacing="false" fo:break-before="page"/>
      <style:text-properties officeooo:rsid="00030d5b" officeooo:paragraph-rsid="00030d5b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20" style:family="paragraph" style:parent-style-name="Heading_20_3">
      <style:paragraph-properties fo:margin-top="0cm" fo:margin-bottom="0.152cm" style:contextual-spacing="false" fo:break-before="page"/>
      <style:text-properties officeooo:rsid="00030d5b" officeooo:paragraph-rsid="00030d5b"/>
    </style:style>
    <style:style style:name="P21" style:family="paragraph" style:parent-style-name="Heading_20_4">
      <style:paragraph-properties fo:margin-left="0cm" fo:margin-right="0cm" fo:margin-top="0.353cm" fo:margin-bottom="0.499cm" style:contextual-spacing="false" fo:text-indent="0cm" style:auto-text-indent="false"/>
      <style:text-properties officeooo:paragraph-rsid="00030d5b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officeooo:paragraph-rsid="00030d5b" style:font-size-asian="2pt" style:font-size-complex="2pt"/>
    </style:style>
    <style:style style:name="P23" style:family="paragraph" style:parent-style-name="Table_20_Heading">
      <style:text-properties officeooo:paragraph-rsid="00030d5b"/>
    </style:style>
    <style:style style:name="P24" style:family="paragraph" style:parent-style-name="Table_20_Contents">
      <style:text-properties officeooo:paragraph-rsid="00030d5b"/>
    </style:style>
    <style:style style:name="P25" style:family="paragraph" style:parent-style-name="Heading_20_4">
      <style:paragraph-properties fo:margin-left="0cm" fo:margin-right="0cm" fo:margin-top="0.353cm" fo:margin-bottom="0.499cm" style:contextual-spacing="false" fo:text-indent="0cm" style:auto-text-indent="false"/>
    </style:style>
    <style:style style:name="T1" style:family="text">
      <style:text-properties officeooo:rsid="00028b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6_2563875276"/>Cahier de recette - Plateforme d'ecommerce – Sweetshop<text:bookmark-end text:name="__RefHeading___Toc96_2563875276"/></text:h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96_2563875276" text:style-name="Index_20_Link" text:visited-style-name="Index_20_Link">Cahier de recette - Plateforme d'ecommerce – Sweetshop<text:tab/>1</text:a></text:p>
          <text:p text:style-name="P2"><text:a xlink:type="simple" xlink:href="#__RefHeading___Toc98_2563875276" text:style-name="Index_20_Link" text:visited-style-name="Index_20_Link">I. Introduction<text:tab/>2</text:a></text:p>
          <text:p text:style-name="P3"><text:a xlink:type="simple" xlink:href="#__RefHeading___Toc100_2563875276" text:style-name="Index_20_Link" text:visited-style-name="Index_20_Link">1. Objet :<text:tab/>2</text:a></text:p>
          <text:p text:style-name="P2"><text:a xlink:type="simple" xlink:href="#__RefHeading___Toc102_2563875276" text:style-name="Index_20_Link" text:visited-style-name="Index_20_Link">II. Pré-Requis :<text:tab/>2</text:a></text:p>
          <text:p text:style-name="P2"><text:a xlink:type="simple" xlink:href="#__RefHeading___Toc104_2563875276" text:style-name="Index_20_Link" text:visited-style-name="Index_20_Link">III. Tests des différentes fonctionnalités :<text:tab/>2</text:a></text:p>
          <text:p text:style-name="P3"><text:a xlink:type="simple" xlink:href="#__RefHeading___Toc106_2563875276" text:style-name="Index_20_Link" text:visited-style-name="Index_20_Link">1. Partie Plateforme e-commerce :<text:tab/>2</text:a></text:p>
          <text:p text:style-name="P4"><text:a xlink:type="simple" xlink:href="#__RefHeading___Toc108_2563875276" text:style-name="Index_20_Link" text:visited-style-name="Index_20_Link">1.1 Gestion des comptes :<text:tab/>2</text:a></text:p>
          <text:p text:style-name="P5"><text:a xlink:type="simple" xlink:href="#__RefHeading___Toc110_2563875276" text:style-name="Index_20_Link" text:visited-style-name="Index_20_Link">1.1.1 Création d'un compte :<text:tab/>2</text:a></text:p>
          <text:p text:style-name="P5"><text:a xlink:type="simple" xlink:href="#__RefHeading___Toc287_2563875276" text:style-name="Index_20_Link" text:visited-style-name="Index_20_Link">1.1.2 : Connexion à un compte existant :<text:tab/>3</text:a></text:p>
          <text:p text:style-name="P4"><text:a xlink:type="simple" xlink:href="#__RefHeading___Toc289_2563875276" text:style-name="Index_20_Link" text:visited-style-name="Index_20_Link">1.2 Recherche et navigation :<text:tab/>4</text:a></text:p>
          <text:p text:style-name="P5"><text:a xlink:type="simple" xlink:href="#__RefHeading___Toc291_2563875276" text:style-name="Index_20_Link" text:visited-style-name="Index_20_Link">1.2.1 : Rechercher des produits :<text:tab/>4</text:a></text:p>
          <text:p text:style-name="P4"><text:a xlink:type="simple" xlink:href="#__RefHeading___Toc293_2563875276" text:style-name="Index_20_Link" text:visited-style-name="Index_20_Link">1.3 Détail des produits :<text:tab/>5</text:a></text:p>
          <text:p text:style-name="P5"><text:a xlink:type="simple" xlink:href="#__RefHeading___Toc295_2563875276" text:style-name="Index_20_Link" text:visited-style-name="Index_20_Link">1.3.1 : Visualiser le détail d’un produit :<text:tab/>5</text:a></text:p>
          <text:p text:style-name="P4"><text:a xlink:type="simple" xlink:href="#__RefHeading___Toc297_2563875276" text:style-name="Index_20_Link" text:visited-style-name="Index_20_Link">1.4 Gestion de la commande :<text:tab/>6</text:a></text:p>
          <text:p text:style-name="P5"><text:a xlink:type="simple" xlink:href="#__RefHeading___Toc299_2563875276" text:style-name="Index_20_Link" text:visited-style-name="Index_20_Link">1.4.1 : Finalisation de la commande :<text:tab/>6</text:a></text:p>
          <text:p text:style-name="P5"><text:a xlink:type="simple" xlink:href="#__RefHeading___Toc301_2563875276" text:style-name="Index_20_Link" text:visited-style-name="Index_20_Link">1.4.2 : Suivi de la commande :<text:tab/>6</text:a></text:p>
          <text:p text:style-name="P5"><text:a xlink:type="simple" xlink:href="#__RefHeading___Toc303_2563875276" text:style-name="Index_20_Link" text:visited-style-name="Index_20_Link">1.4.3 : Visualiser ses commandes passées :<text:tab/>7</text:a></text:p>
          <text:p text:style-name="P4"><text:a xlink:type="simple" xlink:href="#__RefHeading___Toc305_2563875276" text:style-name="Index_20_Link" text:visited-style-name="Index_20_Link">1.5 Gestion du panier :<text:tab/>8</text:a></text:p>
          <text:p text:style-name="P3"><text:a xlink:type="simple" xlink:href="#__RefHeading___Toc307_2563875276" text:style-name="Index_20_Link" text:visited-style-name="Index_20_Link">2. Partie Application Java / Python :<text:tab/>9</text:a></text:p>
          <text:p text:style-name="P4"><text:a xlink:type="simple" xlink:href="#__RefHeading___Toc309_2563875276" text:style-name="Index_20_Link" text:visited-style-name="Index_20_Link">2.1 Lecture et gestion des fichiers de configuration<text:tab/>9</text:a></text:p>
          <text:p text:style-name="P4"><text:a xlink:type="simple" xlink:href="#__RefHeading___Toc311_2563875276" text:style-name="Index_20_Link" text:visited-style-name="Index_20_Link">2.2 Connexion et lecture des données depuis MQTT<text:tab/>9</text:a></text:p>
          <text:p text:style-name="P4"><text:a xlink:type="simple" xlink:href="#__RefHeading___Toc313_2563875276" text:style-name="Index_20_Link" text:visited-style-name="Index_20_Link">2.3 Gestion des alertes<text:tab/>10</text:a></text:p>
          <text:p text:style-name="P4"><text:a xlink:type="simple" xlink:href="#__RefHeading___Toc315_2563875276" text:style-name="Index_20_Link" text:visited-style-name="Index_20_Link"><text:soft-page-break/>2.4 Gestion des logs et données historiques<text:tab/>10</text:a></text:p>
          <text:p text:style-name="P4"><text:a xlink:type="simple" xlink:href="#__RefHeading___Toc317_2563875276" text:style-name="Index_20_Link" text:visited-style-name="Index_20_Link">2.5 Intégration Java et Python<text:tab/>10</text:a></text:p>
          <text:p text:style-name="P4"><text:a xlink:type="simple" xlink:href="#__RefHeading___Toc319_2563875276" text:style-name="Index_20_Link" text:visited-style-name="Index_20_Link">2.6 Visualisation en temps réel et alertes<text:tab/>10</text:a></text:p>
          <text:p text:style-name="P4"><text:a xlink:type="simple" xlink:href="#__RefHeading___Toc321_2563875276" text:style-name="Index_20_Link" text:visited-style-name="Index_20_Link">2.7 Paramétrage via l’interface Java<text:tab/>11</text:a></text:p>
        </text:index-body>
      </text:table-of-content>
      <text:p text:style-name="Standard"/>
      <text:p text:style-name="P6"><text:span text:style-name="T1">Crée par l’équipe LudoRama</text:span></text:p>
      <text:h text:style-name="Heading_20_2" text:outline-level="2"><text:bookmark-start text:name="__RefHeading___Toc98_2563875276"/>I. Introduction<text:bookmark-end text:name="__RefHeading___Toc98_2563875276"/></text:h>
      <text:h text:style-name="Heading_20_3" text:outline-level="3"><text:bookmark-start text:name="__RefHeading___Toc100_2563875276"/>1. Objet :<text:bookmark-end text:name="__RefHeading___Toc100_2563875276"/></text:h>
      <text:p text:style-name="Standard">Ce document a été produit dans le cadre d'un projet d'élaboration d'une plateforme d'e-commerce, spécialisée dans la vente de confiseries et chocolats haut de gamme pour la société SweetShops.</text:p>
      <text:h text:style-name="Heading_20_2" text:outline-level="2"><text:bookmark-start text:name="__RefHeading___Toc102_2563875276"/>II. Pré-Requis :<text:bookmark-end text:name="__RefHeading___Toc102_2563875276"/></text:h>
      <text:p text:style-name="Standard">L'exécution des tests spécifiés au chapitre suivant requiert :<text:line-break/>* Ordinateur sous Windows ou OS équivalent. (On sait jamais ça peut servir)<text:line-break/>* Une base de données installée (cf document technique).<text:line-break/>* Une connexion internet afin d'accéder au site de SweetShop.<text:line-break/>* Un navigateur web (Google Chrome, Mozilla Firefox, Safari, etc.) pour accéder à la plateforme de SweetShop.</text:p>
      <text:h text:style-name="Heading_20_2" text:outline-level="2"><text:bookmark-start text:name="__RefHeading___Toc104_2563875276"/>III. Tests des différentes fonctionnalités :<text:bookmark-end text:name="__RefHeading___Toc104_2563875276"/></text:h>
      <text:h text:style-name="Heading_20_3" text:outline-level="3"><text:bookmark-start text:name="__RefHeading___Toc106_2563875276"/>1. Partie Plateforme e-commerce :<text:bookmark-end text:name="__RefHeading___Toc106_2563875276"/></text:h>
      <text:h text:style-name="Heading_20_4" text:outline-level="4"><text:bookmark-start text:name="__RefHeading___Toc108_2563875276"/>1.1 Gestion des comptes :<text:bookmark-end text:name="__RefHeading___Toc108_2563875276"/></text:h>
      <text:h text:style-name="Heading_20_5" text:outline-level="5"><text:bookmark-start text:name="__RefHeading___Toc110_2563875276"/>1.1.1 Création d'un compte :<text:bookmark-end text:name="__RefHeading___Toc110_2563875276"/></text:h>
      <text:p text:style-name="P6">Afin de pouvoir créer son compte, l'utilisateur doit fournir les informations suivantes :</text:p>
      <text:list text:style-name="L1">
        <text:list-item>
          <text:p text:style-name="P7">Nom</text:p>
        </text:list-item>
        <text:list-item>
          <text:p text:style-name="P7">Prénom</text:p>
        </text:list-item>
        <text:list-item>
          <text:p text:style-name="P7">Adresse</text:p>
        </text:list-item>
        <text:list-item>
          <text:p text:style-name="P7">Adresse e-mail</text:p>
        </text:list-item>
        <text:list-item>
          <text:p text:style-name="P7">Mot de passe</text:p>
        </text:list-item>
      </text:list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ext:soft-page-break/>
          <table:table-row>
            <table:table-cell table:style-name="Tableau2.A1" office:value-type="string">
              <text:p text:style-name="Table_20_Heading">Action</text:p>
            </table:table-cell>
            <table:table-cell table:style-name="Tableau2.A1" office:value-type="string">
              <text:p text:style-name="Table_20_Heading">Comportement attendus</text:p>
            </table:table-cell>
            <table:table-cell table:style-name="Tableau2.A1" office:value-type="string">
              <text:p text:style-name="Table_20_Heading">Pré-condition</text:p>
            </table:table-cell>
            <table:table-cell table:style-name="Tableau2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2.A1" office:value-type="string">
            <text:p text:style-name="Table_20_Contents">Saisie des informations</text:p>
          </table:table-cell>
          <table:table-cell table:style-name="Tableau2.A1" office:value-type="string">
            <text:p text:style-name="Table_20_Contents">Saisie des informations dans les champs requis</text:p>
          </table:table-cell>
          <table:table-cell table:style-name="Tableau2.A1" office:value-type="string">
            <text:p text:style-name="Table_20_Contents">Compte vide</text:p>
          </table:table-cell>
          <table:table-cell table:style-name="Tableau2.A1" office:value-type="string">
            <text:p text:style-name="Table_20_Contents">Compte créé avec les informations saisies</text:p>
          </table:table-cell>
        </table:table-row>
      </table:table>
      <text:p text:style-name="P8"/>
      <text:p text:style-name="P8"/>
      <text:h text:style-name="P9" text:outline-level="5"><text:bookmark-start text:name="__RefHeading___Toc287_2563875276"/>1.1.2 : Connexion à un compte existant :<text:bookmark-end text:name="__RefHeading___Toc287_2563875276"/></text:h>
      <text:p text:style-name="P10">Afin de pouvoir se connecter à son compte, l’utilisateur doit fournir les informations suivantes : </text:p>
      <text:list text:style-name="L2">
        <text:list-item>
          <text:p text:style-name="P11">Adresse e-mail</text:p>
        </text:list-item>
        <text:list-item>
          <text:p text:style-name="P11">Mot de passe</text:p>
        </text:list-item>
      </text:list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Action</text:p>
            </table:table-cell>
            <table:table-cell table:style-name="Tableau1.A1" office:value-type="string">
              <text:p text:style-name="Table_20_Heading">Comportement attendus</text:p>
            </table:table-cell>
            <table:table-cell table:style-name="Tableau1.A1" office:value-type="string">
              <text:p text:style-name="Table_20_Heading">Pré-condition</text:p>
            </table:table-cell>
            <table:table-cell table:style-name="Tableau1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.A1" office:value-type="string">
            <text:p text:style-name="Table_20_Contents">Connexion à un compte existant</text:p>
          </table:table-cell>
          <table:table-cell table:style-name="Tableau1.A1" office:value-type="string">
            <text:p text:style-name="Table_20_Contents">Connexion au compte</text:p>
          </table:table-cell>
          <table:table-cell table:style-name="Tableau1.A1" office:value-type="string">
            <text:p text:style-name="Table_20_Contents">Compte existant</text:p>
          </table:table-cell>
          <table:table-cell table:style-name="Tableau1.A1" office:value-type="string">
            <text:p text:style-name="Table_20_Contents">Connexion réussie</text:p>
          </table:table-cell>
        </table:table-row>
      </table:table>
      <text:p text:style-name="P12"/>
      <text:h text:style-name="P13" text:outline-level="4"/>
      <text:h text:style-name="P14" text:outline-level="4"><text:bookmark text:name="user-content-1-2-recherche-et-navigation"/><text:bookmark-start text:name="__RefHeading___Toc289_2563875276"/>1.2 Recherche et navigation :<text:bookmark-end text:name="__RefHeading___Toc289_2563875276"/></text:h>
      <text:h text:style-name="P15" text:outline-level="5"><text:bookmark text:name="user-content-12-recherche-et-navigation-"/><text:bookmark text:name="user-content-1-2-1-rechercher-des-produits"/><text:bookmark-start text:name="__RefHeading___Toc291_2563875276"/>1.2.1 : Rechercher des produits :<text:bookmark-end text:name="__RefHeading___Toc291_2563875276"/></text:h>
      <text:p text:style-name="P16"><text:bookmark text:name="user-content-121--rechercher-des-produits-"/>User Story reliée : En tant que client, je veux pouvoir rechercher des confiseries par nom ou catégorie, afin de trouver rapidement ce que je souhaite acheter.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Action</text:p>
            </table:table-cell>
            <table:table-cell table:style-name="Tableau3.A1" office:value-type="string">
              <text:p text:style-name="Table_20_Heading">Comportement attendu</text:p>
            </table:table-cell>
            <table:table-cell table:style-name="Tableau3.A1" office:value-type="string">
              <text:p text:style-name="Table_20_Heading">Pré-condition</text:p>
            </table:table-cell>
            <table:table-cell table:style-name="Tableau3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3.A1" office:value-type="string">
            <text:p text:style-name="Table_20_Contents">Rechercher par catégorie</text:p>
          </table:table-cell>
          <table:table-cell table:style-name="Tableau3.A1" office:value-type="string">
            <text:p text:style-name="Table_20_Contents">Les produits correspondant à la catégorie sélectionnée sont affichés.</text:p>
          </table:table-cell>
          <table:table-cell table:style-name="Tableau3.A1" office:value-type="string">
            <text:p text:style-name="Table_20_Contents">Une catégorie valide est sélectionnée.</text:p>
          </table:table-cell>
          <table:table-cell table:style-name="Tableau3.A1" office:value-type="string">
            <text:p text:style-name="Table_20_Contents">La liste des produits correspondant est affichée.</text:p>
          </table:table-cell>
        </table:table-row>
        <table:table-row>
          <table:table-cell table:style-name="Tableau3.A1" office:value-type="string">
            <text:p text:style-name="Table_20_Contents">Trier par prix croissant</text:p>
          </table:table-cell>
          <table:table-cell table:style-name="Tableau3.A1" office:value-type="string">
            <text:p text:style-name="Table_20_Contents">La liste des produits est triée par ordre croissant des prix.</text:p>
          </table:table-cell>
          <table:table-cell table:style-name="Tableau3.A1" office:value-type="string">
            <text:p text:style-name="Table_20_Contents">Les produits sont affichés.</text:p>
          </table:table-cell>
          <table:table-cell table:style-name="Tableau3.A1" office:value-type="string">
            <text:p text:style-name="Table_20_Contents">Les produits sont triés par prix croissant.</text:p>
          </table:table-cell>
        </table:table-row>
        <table:table-row>
          <table:table-cell table:style-name="Tableau3.A1" office:value-type="string">
            <text:p text:style-name="Table_20_Contents">Trier par prix décroissant</text:p>
          </table:table-cell>
          <table:table-cell table:style-name="Tableau3.A1" office:value-type="string">
            <text:p text:style-name="Table_20_Contents">La liste des produits est triée par ordre décroissant des prix.</text:p>
          </table:table-cell>
          <table:table-cell table:style-name="Tableau3.A1" office:value-type="string">
            <text:p text:style-name="Table_20_Contents">Les produits sont affichés.</text:p>
          </table:table-cell>
          <table:table-cell table:style-name="Tableau3.A1" office:value-type="string">
            <text:p text:style-name="Table_20_Contents">Les produits sont triés par prix décroissant.</text:p>
          </table:table-cell>
        </table:table-row>
        <table:table-row>
          <table:table-cell table:style-name="Tableau3.A1" office:value-type="string">
            <text:p text:style-name="Table_20_Contents">Rechercher par mot-clé</text:p>
          </table:table-cell>
          <table:table-cell table:style-name="Tableau3.A1" office:value-type="string">
            <text:p text:style-name="Table_20_Contents">Les produits correspondant au mot-clé saisi sont affichés.</text:p>
          </table:table-cell>
          <table:table-cell table:style-name="Tableau3.A1" office:value-type="string">
            <text:p text:style-name="Table_20_Contents">Un mot-clé valide est saisi.</text:p>
          </table:table-cell>
          <table:table-cell table:style-name="Tableau3.A1" office:value-type="string">
            <text:p text:style-name="Table_20_Contents">Les produits correspondant au mot-clé sont affichés.</text:p>
          </table:table-cell>
        </table:table-row>
        <table:table-row>
          <table:table-cell table:style-name="Tableau3.A1" office:value-type="string">
            <text:p text:style-name="Table_20_Contents">Rechercher par regroupement</text:p>
          </table:table-cell>
          <table:table-cell table:style-name="Tableau3.A1" office:value-type="string">
            <text:p text:style-name="Table_20_Contents">Les produits correspondant au regroupement sélectionné sont affichés.</text:p>
          </table:table-cell>
          <table:table-cell table:style-name="Tableau3.A1" office:value-type="string">
            <text:p text:style-name="Table_20_Contents">Un regroupement valide est sélectionné.</text:p>
          </table:table-cell>
          <table:table-cell table:style-name="Tableau3.A1" office:value-type="string">
            <text:p text:style-name="Table_20_Contents">La liste des produits correspondant est affichée.</text:p>
          </table:table-cell>
        </table:table-row>
        <table:table-row>
          <table:table-cell table:style-name="Tableau3.A1" office:value-type="string">
            <text:p text:style-name="Table_20_Contents">Visualiser la liste des produits</text:p>
          </table:table-cell>
          <table:table-cell table:style-name="Tableau3.A1" office:value-type="string">
            <text:p text:style-name="Table_20_Contents">Visualiser la liste des produits correspondant à la recherche.</text:p>
          </table:table-cell>
          <table:table-cell table:style-name="Tableau3.A1" office:value-type="string">
            <text:p text:style-name="Table_20_Contents">Une recherche valide a été effectuée.</text:p>
          </table:table-cell>
          <table:table-cell table:style-name="Tableau3.A1" office:value-type="string">
            <text:p text:style-name="Table_20_Contents">Les produits sont affichés avec leurs informations de base.</text:p>
          </table:table-cell>
        </table:table-row>
      </table:table>
      <text:p text:style-name="P12"/>
      <text:h text:style-name="P14" text:outline-level="4"><text:bookmark text:name="user-content-1-3-détail-des-produits"/><text:bookmark-start text:name="__RefHeading___Toc293_2563875276"/>1.3 Détail des produits :<text:bookmark-end text:name="__RefHeading___Toc293_2563875276"/></text:h>
      <text:h text:style-name="P15" text:outline-level="5"><text:bookmark text:name="user-content-13-détail-des-produits-"/><text:bookmark text:name="user-content-1-3-1-visualiser-le-détail-dun-produit"/><text:bookmark-start text:name="__RefHeading___Toc295_2563875276"/>1.3.1 : Visualiser le détail d’un produit :<text:bookmark-end text:name="__RefHeading___Toc295_2563875276"/></text:h>
      <text:p text:style-name="P16"><text:bookmark text:name="user-content-131--visualiser-le-détail-dun-produit-"/>User Story reliée : En tant que client, je veux voir des photos et des descriptions détaillées des confiseries, afin de prendre une décision éclairée avant d’acheter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Table_20_Heading">Action</text:p>
            </table:table-cell>
            <table:table-cell table:style-name="Tableau4.A1" office:value-type="string">
              <text:p text:style-name="Table_20_Heading">Comportement attendu</text:p>
            </table:table-cell>
            <table:table-cell table:style-name="Tableau4.A1" office:value-type="string">
              <text:p text:style-name="Table_20_Heading">Pré-condition</text:p>
            </table:table-cell>
            <table:table-cell table:style-name="Tableau4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4.A1" office:value-type="string">
            <text:p text:style-name="Table_20_Contents">Voir les photos du produit</text:p>
          </table:table-cell>
          <table:table-cell table:style-name="Tableau4.A1" office:value-type="string">
            <text:p text:style-name="Table_20_Contents">Les photos du produit sont affichées.</text:p>
          </table:table-cell>
          <table:table-cell table:style-name="Tableau4.A1" office:value-type="string">
            <text:p text:style-name="Table_20_Contents">Le produit sélectionné a des photos associées.</text:p>
          </table:table-cell>
          <table:table-cell table:style-name="Tableau4.A1" office:value-type="string">
            <text:p text:style-name="Table_20_Contents">Les photos du produit sont visibles.</text:p>
          </table:table-cell>
        </table:table-row>
        <table:table-row>
          <table:table-cell table:style-name="Tableau4.A1" office:value-type="string">
            <text:p text:style-name="Table_20_Contents">Lire les descriptions et détails du produit</text:p>
          </table:table-cell>
          <table:table-cell table:style-name="Tableau4.A1" office:value-type="string">
            <text:p text:style-name="Table_20_Contents">Les descriptions et notes techniques du produit sont affichées.</text:p>
          </table:table-cell>
          <table:table-cell table:style-name="Tableau4.A1" office:value-type="string">
            <text:p text:style-name="Table_20_Contents">Le produit sélectionné a une description.</text:p>
          </table:table-cell>
          <table:table-cell table:style-name="Tableau4.A1" office:value-type="string">
            <text:p text:style-name="Table_20_Contents">Les informations détaillées sont visibles.</text:p>
          </table:table-cell>
        </table:table-row>
        <table:table-row>
          <table:table-cell table:style-name="Tableau4.A1" office:value-type="string">
            <text:p text:style-name="Table_20_Contents">Consulter les avis et notes des clients</text:p>
          </table:table-cell>
          <table:table-cell table:style-name="Tableau4.A1" office:value-type="string">
            <text:p text:style-name="Table_20_Contents">Les avis et la moyenne des notes des clients sont affichés.</text:p>
          </table:table-cell>
          <table:table-cell table:style-name="Tableau4.A1" office:value-type="string">
            <text:p text:style-name="Table_20_Contents">Des avis sont associés au produit.</text:p>
          </table:table-cell>
          <table:table-cell table:style-name="Tableau4.A1" office:value-type="string">
            <text:p text:style-name="Table_20_Contents">Les avis et la moyenne des notes sont visibles.</text:p>
          </table:table-cell>
        </table:table-row>
      </table:table>
      <text:p text:style-name="P12"/>
      <text:h text:style-name="P13" text:outline-level="4"/>
      <text:h text:style-name="P14" text:outline-level="4"><text:bookmark text:name="user-content-1-4-gestion-de-la-commande"/><text:bookmark-start text:name="__RefHeading___Toc297_2563875276"/>1.4 Gestion de la commande :<text:bookmark-end text:name="__RefHeading___Toc297_2563875276"/></text:h>
      <text:h text:style-name="P15" text:outline-level="5"><text:bookmark text:name="user-content-14-gestion-de-la-commande-"/><text:bookmark text:name="user-content-1-4-1-finalisation-de-la-commande"/><text:bookmark-start text:name="__RefHeading___Toc299_2563875276"/>1.4.1 : Finalisation de la commande :<text:bookmark-end text:name="__RefHeading___Toc299_2563875276"/></text:h>
      <text:p text:style-name="P16"><text:bookmark text:name="user-content-141--finalisation-de-la-commande-"/>User Story reliée : En tant que client, je veux pouvoir finaliser ma commande en choisissant le mode de livraison et le mode de paiement, afin de recevoir mes confiseries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Table_20_Heading">Action</text:p>
            </table:table-cell>
            <table:table-cell table:style-name="Tableau5.A1" office:value-type="string">
              <text:p text:style-name="Table_20_Heading">Comportement attendu</text:p>
            </table:table-cell>
            <table:table-cell table:style-name="Tableau5.A1" office:value-type="string">
              <text:p text:style-name="Table_20_Heading">Pré-condition</text:p>
            </table:table-cell>
            <table:table-cell table:style-name="Tableau5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5.A1" office:value-type="string">
            <text:p text:style-name="Table_20_Contents">Valider le panier</text:p>
          </table:table-cell>
          <table:table-cell table:style-name="Tableau5.A1" office:value-type="string">
            <text:p text:style-name="Table_20_Contents">Le contenu du panier est validé pour la commande.</text:p>
          </table:table-cell>
          <table:table-cell table:style-name="Tableau5.A1" office:value-type="string">
            <text:p text:style-name="Table_20_Contents">Le panier contient au moins un produit.</text:p>
          </table:table-cell>
          <table:table-cell table:style-name="Tableau5.A1" office:value-type="string">
            <text:p text:style-name="Table_20_Contents">La commande est prête à être finalisée.</text:p>
          </table:table-cell>
        </table:table-row>
        <table:table-row>
          <table:table-cell table:style-name="Tableau5.A1" office:value-type="string">
            <text:p text:style-name="Table_20_Contents">Choisir le mode de livraison</text:p>
          </table:table-cell>
          <table:table-cell table:style-name="Tableau5.A1" office:value-type="string">
            <text:p text:style-name="Table_20_Contents">Le client peut sélectionner un mode de livraison (standard, express, etc.).</text:p>
          </table:table-cell>
          <table:table-cell table:style-name="Tableau5.A1" office:value-type="string">
            <text:p text:style-name="Table_20_Contents">Les options de livraison sont disponibles.</text:p>
          </table:table-cell>
          <table:table-cell table:style-name="Tableau5.A1" office:value-type="string">
            <text:p text:style-name="Table_20_Contents">Le mode de livraison est enregistré pour la commande.</text:p>
          </table:table-cell>
        </table:table-row>
        <table:table-row>
          <table:table-cell table:style-name="Tableau5.A1" office:value-type="string">
            <text:p text:style-name="Table_20_Contents">Choisir le mode de paiement</text:p>
          </table:table-cell>
          <table:table-cell table:style-name="Tableau5.A1" office:value-type="string">
            <text:p text:style-name="Table_20_Contents">Le client peut choisir un mode de paiement (CB, PayPal, etc.).</text:p>
          </table:table-cell>
          <table:table-cell table:style-name="Tableau5.A1" office:value-type="string">
            <text:p text:style-name="Table_20_Contents">Les options de paiement sont disponibles.</text:p>
          </table:table-cell>
          <table:table-cell table:style-name="Tableau5.A1" office:value-type="string">
            <text:p text:style-name="Table_20_Contents">Le mode de paiement est enregistré pour la commande.</text:p>
          </table:table-cell>
        </table:table-row>
      </table:table>
      <text:h text:style-name="P17" text:outline-level="5"/>
      <text:h text:style-name="P17" text:outline-level="5"><text:bookmark text:name="user-content-1-4-2-suivi-de-la-commande"/><text:bookmark-start text:name="__RefHeading___Toc301_2563875276"/>1.4.2 : Suivi de la commande :<text:bookmark-end text:name="__RefHeading___Toc301_2563875276"/></text:h>
      <text:p text:style-name="P16"><text:bookmark text:name="user-content-142--suivi-de-la-commande-"/>User Story reliée : En tant que client, je veux pouvoir suivre l’état de ma commande, afin de savoir quand je vais recevoir mes produits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Table_20_Heading">Action</text:p>
            </table:table-cell>
            <table:table-cell table:style-name="Tableau6.A1" office:value-type="string">
              <text:p text:style-name="Table_20_Heading">Comportement attendu</text:p>
            </table:table-cell>
            <table:table-cell table:style-name="Tableau6.A1" office:value-type="string">
              <text:p text:style-name="Table_20_Heading">Pré-condition</text:p>
            </table:table-cell>
            <table:table-cell table:style-name="Tableau6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6.A1" office:value-type="string">
            <text:p text:style-name="Table_20_Contents">Suivre l’état de la commande</text:p>
          </table:table-cell>
          <table:table-cell table:style-name="Tableau6.A1" office:value-type="string">
            <text:p text:style-name="Table_20_Contents">L’état actuel de la commande (en préparation, expédiée, livrée) est affiché.</text:p>
          </table:table-cell>
          <table:table-cell table:style-name="Tableau6.A1" office:value-type="string">
            <text:p text:style-name="Table_20_Contents">Une commande a été validée.</text:p>
          </table:table-cell>
          <table:table-cell table:style-name="Tableau6.A1" office:value-type="string">
            <text:p text:style-name="Table_20_Contents">L’état actuel de la commande est visible.</text:p>
          </table:table-cell>
        </table:table-row>
        <table:table-row>
          <table:table-cell table:style-name="Tableau6.A1" office:value-type="string">
            <text:p text:style-name="Table_20_Contents">Recevoir des notifications sur l’état de la commande</text:p>
          </table:table-cell>
          <table:table-cell table:style-name="Tableau6.A1" office:value-type="string">
            <text:p text:style-name="Table_20_Contents">Le client est informé des changements de statut.</text:p>
          </table:table-cell>
          <table:table-cell table:style-name="Tableau6.A1" office:value-type="string">
            <text:p text:style-name="Table_20_Contents">Un moyen de contact est configuré (e-mail, SMS).</text:p>
          </table:table-cell>
          <table:table-cell table:style-name="Tableau6.A1" office:value-type="string">
            <text:p text:style-name="Table_20_Contents">Les notifications sont reçues correctement.</text:p>
          </table:table-cell>
        </table:table-row>
      </table:table>
      <text:p text:style-name="P12"/>
      <text:h text:style-name="P17" text:outline-level="5"/>
      <text:h text:style-name="P18" text:outline-level="5"><text:bookmark text:name="user-content-1-4-3-visualiser-ses-commandes-passées"/><text:bookmark-start text:name="__RefHeading___Toc303_2563875276"/>1.4.3 : Visualiser ses commandes passées :<text:bookmark-end text:name="__RefHeading___Toc303_2563875276"/></text:h>
      <text:p text:style-name="P19"><text:bookmark text:name="user-content-143--visualiser-ses-commandes-passées-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Table_20_Heading">Action</text:p>
            </table:table-cell>
            <table:table-cell table:style-name="Tableau7.A1" office:value-type="string">
              <text:p text:style-name="Table_20_Heading">Comportement attendu</text:p>
            </table:table-cell>
            <table:table-cell table:style-name="Tableau7.A1" office:value-type="string">
              <text:p text:style-name="Table_20_Heading">Pré-condition</text:p>
            </table:table-cell>
            <table:table-cell table:style-name="Tableau7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7.A1" office:value-type="string">
            <text:p text:style-name="Table_20_Contents">Saisir un avis sur un type de produit acheté et livré</text:p>
          </table:table-cell>
          <table:table-cell table:style-name="Tableau7.A1" office:value-type="string">
            <text:p text:style-name="Table_20_Contents">Le client peut laisser un avis sur un produit livré.</text:p>
          </table:table-cell>
          <table:table-cell table:style-name="Tableau7.A1" office:value-type="string">
            <text:p text:style-name="Table_20_Contents">Le produit a été acheté et livré.</text:p>
          </table:table-cell>
          <table:table-cell table:style-name="Tableau7.A1" office:value-type="string">
            <text:p text:style-name="Table_20_Contents">L’avis est enregistré.</text:p>
          </table:table-cell>
        </table:table-row>
        <table:table-row>
          <table:table-cell table:style-name="Tableau7.A1" office:value-type="string">
            <text:p text:style-name="Table_20_Contents">Ajouter une photo éventuelle</text:p>
          </table:table-cell>
          <table:table-cell table:style-name="Tableau7.A1" office:value-type="string">
            <text:p text:style-name="Table_20_Contents">Le client peut ajouter une photo à son avis.</text:p>
          </table:table-cell>
          <table:table-cell table:style-name="Tableau7.A1" office:value-type="string">
            <text:p text:style-name="Table_20_Contents">L’avis est en cours de saisie.</text:p>
          </table:table-cell>
          <table:table-cell table:style-name="Tableau7.A1" office:value-type="string">
            <text:p text:style-name="Table_20_Contents">La photo est associée à l’avis.</text:p>
          </table:table-cell>
        </table:table-row>
      </table:table>
      <text:p text:style-name="P12"/>
      <text:h text:style-name="P13" text:outline-level="4"/>
      <text:h text:style-name="P14" text:outline-level="4"><text:bookmark text:name="user-content-1-5-gestion-du-panier"/><text:bookmark-start text:name="__RefHeading___Toc305_2563875276"/>1.5 Gestion du panier :<text:bookmark-end text:name="__RefHeading___Toc305_2563875276"/></text:h>
      <text:p text:style-name="P16"><text:bookmark text:name="user-content-15-gestion-du-panier-"/>User Story reliée : En tant que client, je veux pouvoir ajouter des produits à mon panier et voir le total en temps réel, afin de mieux gérer mon budget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Table_20_Heading">Action</text:p>
            </table:table-cell>
            <table:table-cell table:style-name="Tableau8.A1" office:value-type="string">
              <text:p text:style-name="Table_20_Heading">Comportement attendu</text:p>
            </table:table-cell>
            <table:table-cell table:style-name="Tableau8.A1" office:value-type="string">
              <text:p text:style-name="Table_20_Heading">Pré-condition</text:p>
            </table:table-cell>
            <table:table-cell table:style-name="Tableau8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8.A1" office:value-type="string">
            <text:p text:style-name="Table_20_Contents">Modifier la quantité d’un produit dans le panier</text:p>
          </table:table-cell>
          <table:table-cell table:style-name="Tableau8.A1" office:value-type="string">
            <text:p text:style-name="Table_20_Contents">La quantité du produit est mise à jour et le total est recalculé.</text:p>
          </table:table-cell>
          <table:table-cell table:style-name="Tableau8.A1" office:value-type="string">
            <text:p text:style-name="Table_20_Contents">Le produit est déjà dans le panier.</text:p>
          </table:table-cell>
          <table:table-cell table:style-name="Tableau8.A1" office:value-type="string">
            <text:p text:style-name="Table_20_Contents">La quantité et le total sont correctement mis à jour.</text:p>
          </table:table-cell>
        </table:table-row>
        <table:table-row>
          <table:table-cell table:style-name="Tableau8.A1" office:value-type="string">
            <text:p text:style-name="Table_20_Contents">Ajouter un produit dans le panier</text:p>
          </table:table-cell>
          <table:table-cell table:style-name="Tableau8.A1" office:value-type="string">
            <text:p text:style-name="Table_20_Contents">Le produit est ajouté au panier.</text:p>
          </table:table-cell>
          <table:table-cell table:style-name="Tableau8.A1" office:value-type="string">
            <text:p text:style-name="Table_20_Contents">Le produit est disponible en stock.</text:p>
          </table:table-cell>
          <table:table-cell table:style-name="Tableau8.A1" office:value-type="string">
            <text:p text:style-name="Table_20_Contents">Le produit est visible dans le panier.</text:p>
          </table:table-cell>
        </table:table-row>
        <table:table-row>
          <table:table-cell table:style-name="Tableau8.A1" office:value-type="string">
            <text:p text:style-name="Table_20_Contents">Supprimer un produit dans le panier</text:p>
          </table:table-cell>
          <table:table-cell table:style-name="Tableau8.A1" office:value-type="string">
            <text:p text:style-name="Table_20_Contents">Le produit est retiré du panier.</text:p>
          </table:table-cell>
          <table:table-cell table:style-name="Tableau8.A1" office:value-type="string">
            <text:p text:style-name="Table_20_Contents">Le produit est dans le panier.</text:p>
          </table:table-cell>
          <table:table-cell table:style-name="Tableau8.A1" office:value-type="string">
            <text:p text:style-name="Table_20_Contents">Le produit est supprimé, et le total est recalculé.</text:p>
          </table:table-cell>
        </table:table-row>
        <table:table-row>
          <table:table-cell table:style-name="Tableau8.A1" office:value-type="string">
            <text:p text:style-name="Table_20_Contents">Voir le montant total en temps réel</text:p>
          </table:table-cell>
          <table:table-cell table:style-name="Tableau8.A1" office:value-type="string">
            <text:p text:style-name="Table_20_Contents">Le montant total des produits dans le panier est mis à jour immédiatement.</text:p>
          </table:table-cell>
          <table:table-cell table:style-name="Tableau8.A1" office:value-type="string">
            <text:p text:style-name="Table_20_Contents">Le panier contient des produits.</text:p>
          </table:table-cell>
          <table:table-cell table:style-name="Tableau8.A1" office:value-type="string">
            <text:p text:style-name="Table_20_Contents">Le montant total reflète les modifications en temps réel.</text:p>
          </table:table-cell>
        </table:table-row>
      </table:table>
      <text:p text:style-name="P12"/>
      <text:h text:style-name="P20" text:outline-level="3"><text:bookmark text:name="user-content-2-partie-application-java-python"/><text:bookmark-start text:name="__RefHeading___Toc307_2563875276"/>2. Partie Application Java / Python :<text:bookmark-end text:name="__RefHeading___Toc307_2563875276"/></text:h>
      <text:h text:style-name="P21" text:outline-level="4"><text:bookmark text:name="user-content-2-1-lecture-et-gestion-des-fichiers-de-configuration"/><text:bookmark text:name="user-content-2-partie-application-java--python-"/><text:bookmark-start text:name="__RefHeading___Toc309_2563875276"/>2.1 Lecture et gestion des fichiers de configuration<text:bookmark-end text:name="__RefHeading___Toc309_2563875276"/></text:h>
      <text:p text:style-name="P22"><text:bookmark text:name="user-content-21-lecture-et-gestion-des-fichiers-de-configuration"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23">Action</text:p>
            </table:table-cell>
            <table:table-cell table:style-name="Tableau9.A1" office:value-type="string">
              <text:p text:style-name="P23">Comportement attendu</text:p>
            </table:table-cell>
            <table:table-cell table:style-name="Tableau9.A1" office:value-type="string">
              <text:p text:style-name="P23">Pré-condition</text:p>
            </table:table-cell>
            <table:table-cell table:style-name="Tableau9.A1" office:value-type="string">
              <text:p text:style-name="P23">Résultat</text:p>
            </table:table-cell>
          </table:table-row>
        </table:table-header-rows>
        <table:table-row>
          <table:table-cell table:style-name="Tableau9.A1" office:value-type="string">
            <text:p text:style-name="P24">Lecture du fichier de configuration</text:p>
          </table:table-cell>
          <table:table-cell table:style-name="Tableau9.A1" office:value-type="string">
            <text:p text:style-name="P24">Le fichier de configuration est correctement lu et ses paramètres sont appliqués (types de données, fréquence, seuils, chemins des fichiers).</text:p>
          </table:table-cell>
          <table:table-cell table:style-name="Tableau9.A1" office:value-type="string">
            <text:p text:style-name="P24">Un fichier de configuration valide existe.</text:p>
          </table:table-cell>
          <table:table-cell table:style-name="Tableau9.A1" office:value-type="string">
            <text:p text:style-name="P24">Les paramètres sont chargés sans erreur.</text:p>
          </table:table-cell>
        </table:table-row>
        <table:table-row>
          <table:table-cell table:style-name="Tableau9.A1" office:value-type="string">
            <text:p text:style-name="P24">Lecture d’un fichier de configuration invalide</text:p>
          </table:table-cell>
          <table:table-cell table:style-name="Tableau9.A1" office:value-type="string">
            <text:p text:style-name="P24">Un message d’erreur est affiché indiquant le problème.</text:p>
          </table:table-cell>
          <table:table-cell table:style-name="Tableau9.A1" office:value-type="string">
            <text:p text:style-name="P24">Le fichier de configuration est manquant ou mal formé.</text:p>
          </table:table-cell>
          <table:table-cell table:style-name="Tableau9.A1" office:value-type="string">
            <text:p text:style-name="P24">L’erreur est correctement signalée.</text:p>
          </table:table-cell>
        </table:table-row>
      </table:table>
      <text:p text:style-name="P12"/>
      <text:h text:style-name="P13" text:outline-level="4"><text:bookmark text:name="user-content-2-2-connexion-et-lecture-des-données-depuis-mqtt"/><text:bookmark-start text:name="__RefHeading___Toc311_2563875276"/>2.2 Connexion et lecture des données depuis MQTT<text:bookmark-end text:name="__RefHeading___Toc311_2563875276"/></text:h>
      <text:p text:style-name="P22"><text:bookmark text:name="user-content-22-connexion-et-lecture-des-données-depuis-mqtt"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office:value-type="string">
              <text:p text:style-name="P23">Action</text:p>
            </table:table-cell>
            <table:table-cell table:style-name="Tableau10.A1" office:value-type="string">
              <text:p text:style-name="P23">Comportement attendu</text:p>
            </table:table-cell>
            <table:table-cell table:style-name="Tableau10.A1" office:value-type="string">
              <text:p text:style-name="P23">Pré-condition</text:p>
            </table:table-cell>
            <table:table-cell table:style-name="Tableau10.A1" office:value-type="string">
              <text:p text:style-name="P23">Résultat</text:p>
            </table:table-cell>
          </table:table-row>
        </table:table-header-rows>
        <table:table-row>
          <table:table-cell table:style-name="Tableau10.A1" office:value-type="string">
            <text:p text:style-name="P24">Connexion au serveur MQTT</text:p>
          </table:table-cell>
          <table:table-cell table:style-name="Tableau10.A1" office:value-type="string">
            <text:p text:style-name="P24">La connexion est établie avec succès.</text:p>
          </table:table-cell>
          <table:table-cell table:style-name="Tableau10.A1" office:value-type="string">
            <text:p text:style-name="P24">Le serveur MQTT est disponible.</text:p>
          </table:table-cell>
          <table:table-cell table:style-name="Tableau10.A1" office:value-type="string">
            <text:p text:style-name="P24">Les messages des capteurs sont reçus.</text:p>
          </table:table-cell>
        </table:table-row>
        <table:table-row>
          <table:table-cell table:style-name="Tableau10.A1" office:value-type="string">
            <text:p text:style-name="P24">Échec de connexion au serveur MQTT</text:p>
          </table:table-cell>
          <table:table-cell table:style-name="Tableau10.A1" office:value-type="string">
            <text:p text:style-name="P24">Un message d’erreur est affiché à l’utilisateur.</text:p>
          </table:table-cell>
          <table:table-cell table:style-name="Tableau10.A1" office:value-type="string">
            <text:p text:style-name="P24">Le serveur MQTT est indisponible ou les paramètres sont incorrects.</text:p>
          </table:table-cell>
          <table:table-cell table:style-name="Tableau10.A1" office:value-type="string">
            <text:p text:style-name="P24">L’erreur est affichée à l’écran.</text:p>
          </table:table-cell>
        </table:table-row>
        <table:table-row>
          <table:table-cell table:style-name="Tableau10.A1" office:value-type="string">
            <text:p text:style-name="P24">Lecture des données des capteurs</text:p>
          </table:table-cell>
          <table:table-cell table:style-name="Tableau10.A1" office:value-type="string">
            <text:p text:style-name="P24">Les données (température, humidité, CO2) sont lues et triées par salle.</text:p>
          </table:table-cell>
          <table:table-cell table:style-name="Tableau10.A1" office:value-type="string">
            <text:p text:style-name="P24">Les capteurs publient des données sur le serveur MQTT.</text:p>
          </table:table-cell>
          <table:table-cell table:style-name="Tableau10.A1" office:value-type="string">
            <text:p text:style-name="P24">Les valeurs des capteurs sont enregistrées correctement.</text:p>
          </table:table-cell>
        </table:table-row>
      </table:table>
      <text:p text:style-name="P12"/>
      <text:h text:style-name="P14" text:outline-level="4"><text:bookmark text:name="user-content-2-3-gestion-des-alertes"/><text:bookmark-start text:name="__RefHeading___Toc313_2563875276"/>2.3 Gestion des alertes<text:bookmark-end text:name="__RefHeading___Toc313_2563875276"/></text:h>
      <text:p text:style-name="P19"><text:bookmark text:name="user-content-23-gestion-des-alertes"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>
            <table:table-cell table:style-name="Tableau11.A1" office:value-type="string">
              <text:p text:style-name="Table_20_Heading">Action</text:p>
            </table:table-cell>
            <table:table-cell table:style-name="Tableau11.A1" office:value-type="string">
              <text:p text:style-name="Table_20_Heading">Comportement attendu</text:p>
            </table:table-cell>
            <table:table-cell table:style-name="Tableau11.A1" office:value-type="string">
              <text:p text:style-name="Table_20_Heading">Pré-condition</text:p>
            </table:table-cell>
            <table:table-cell table:style-name="Tableau11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1.A1" office:value-type="string">
            <text:p text:style-name="Table_20_Contents">Gestion des alertes</text:p>
          </table:table-cell>
          <table:table-cell table:style-name="Tableau11.A1" office:value-type="string">
            <text:p text:style-name="Table_20_Contents">Les dépassements de seuil sont détectés et écrits dans un fichier d’alerte.</text:p>
          </table:table-cell>
          <table:table-cell table:style-name="Tableau11.A1" office:value-type="string">
            <text:p text:style-name="Table_20_Contents">Les seuils sont correctement définis dans le fichier de configuration.</text:p>
          </table:table-cell>
          <table:table-cell table:style-name="Tableau11.A1" office:value-type="string">
            <text:p text:style-name="Table_20_Contents">Les alertes sont affichées pour chaque capteur concerné.</text:p>
          </table:table-cell>
        </table:table-row>
      </table:table>
      <text:h text:style-name="P25" text:outline-level="4"><text:bookmark text:name="user-content-2-4-gestion-des-logs-et-données-historiques"/><text:bookmark-start text:name="__RefHeading___Toc315_2563875276"/>2.4 Gestion des logs et données historiques<text:bookmark-end text:name="__RefHeading___Toc315_2563875276"/></text:h>
      <text:p text:style-name="P19"><text:bookmark text:name="user-content-24-gestion-des-logs-et-données-historiques"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header-rows>
          <table:table-row>
            <table:table-cell table:style-name="Tableau12.A1" office:value-type="string">
              <text:p text:style-name="Table_20_Heading">Action</text:p>
            </table:table-cell>
            <table:table-cell table:style-name="Tableau12.A1" office:value-type="string">
              <text:p text:style-name="Table_20_Heading">Comportement attendu</text:p>
            </table:table-cell>
            <table:table-cell table:style-name="Tableau12.A1" office:value-type="string">
              <text:p text:style-name="Table_20_Heading">Pré-condition</text:p>
            </table:table-cell>
            <table:table-cell table:style-name="Tableau12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2.A1" office:value-type="string">
            <text:p text:style-name="Table_20_Contents">Écriture des fichiers de logs</text:p>
          </table:table-cell>
          <table:table-cell table:style-name="Tableau12.A1" office:value-type="string">
            <text:p text:style-name="Table_20_Contents">Les données sont enregistrées dans un fichier (UTF-8) selon le paramétrage.</text:p>
          </table:table-cell>
          <table:table-cell table:style-name="Tableau12.A1" office:value-type="string">
            <text:p text:style-name="Table_20_Contents">Les capteurs publient des données.</text:p>
          </table:table-cell>
          <table:table-cell table:style-name="Tableau12.A1" office:value-type="string">
            <text:p text:style-name="Table_20_Contents">Les fichiers sont créés sans erreur.</text:p>
          </table:table-cell>
        </table:table-row>
        <table:table-row>
          <table:table-cell table:style-name="Tableau12.A1" office:value-type="string">
            <text:p text:style-name="Table_20_Contents">Visualisation des données historiques</text:p>
          </table:table-cell>
          <table:table-cell table:style-name="Tableau12.A1" office:value-type="string">
            <text:p text:style-name="Table_20_Contents">Les graphiques affichent l’historique des capteurs pour une salle ou plusieurs salles.</text:p>
          </table:table-cell>
          <table:table-cell table:style-name="Tableau12.A1" office:value-type="string">
            <text:p text:style-name="Table_20_Contents">Des fichiers de logs valides existent.</text:p>
          </table:table-cell>
          <table:table-cell table:style-name="Tableau12.A1" office:value-type="string">
            <text:p text:style-name="Table_20_Contents">Les graphiques sont lisibles et les données cohérentes.</text:p>
          </table:table-cell>
        </table:table-row>
      </table:table>
      <text:h text:style-name="P25" text:outline-level="4"><text:bookmark text:name="user-content-2-5-intégration-java-et-python"/><text:bookmark-start text:name="__RefHeading___Toc317_2563875276"/>2.5 Intégration Java et Python<text:bookmark-end text:name="__RefHeading___Toc317_2563875276"/></text:h>
      <text:p text:style-name="P19"><text:bookmark text:name="user-content-25-intégration-java-et-python"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header-rows>
          <table:table-row>
            <table:table-cell table:style-name="Tableau13.A1" office:value-type="string">
              <text:p text:style-name="Table_20_Heading">Action</text:p>
            </table:table-cell>
            <table:table-cell table:style-name="Tableau13.A1" office:value-type="string">
              <text:p text:style-name="Table_20_Heading">Comportement attendu</text:p>
            </table:table-cell>
            <table:table-cell table:style-name="Tableau13.A1" office:value-type="string">
              <text:p text:style-name="Table_20_Heading">Pré-condition</text:p>
            </table:table-cell>
            <table:table-cell table:style-name="Tableau13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3.A1" office:value-type="string">
            <text:p text:style-name="Table_20_Contents">Lancement du programme Python par Java</text:p>
          </table:table-cell>
          <table:table-cell table:style-name="Tableau13.A1" office:value-type="string">
            <text:p text:style-name="Table_20_Contents">Le programme Python démarre sans erreur.</text:p>
          </table:table-cell>
          <table:table-cell table:style-name="Tableau13.A1" office:value-type="string">
            <text:p text:style-name="Table_20_Contents">Le chemin vers le programme Python est correctement défini.</text:p>
          </table:table-cell>
          <table:table-cell table:style-name="Tableau13.A1" office:value-type="string">
            <text:p text:style-name="Table_20_Contents">Les logs montrent un lancement réussi.</text:p>
          </table:table-cell>
        </table:table-row>
      </table:table>
      <text:p text:style-name="P12"/>
      <text:h text:style-name="P13" text:outline-level="4"><text:bookmark text:name="user-content-2-6-visualisation-en-temps-réel-et-alertes"/><text:bookmark-start text:name="__RefHeading___Toc319_2563875276"/>2.6 Visualisation en temps réel et alertes<text:bookmark-end text:name="__RefHeading___Toc319_2563875276"/></text:h>
      <text:p text:style-name="P19"><text:bookmark text:name="user-content-26-visualisation-en-temps-réel-et-alertes"/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header-rows>
          <table:table-row>
            <table:table-cell table:style-name="Tableau14.A1" office:value-type="string">
              <text:p text:style-name="Table_20_Heading">Action</text:p>
            </table:table-cell>
            <table:table-cell table:style-name="Tableau14.A1" office:value-type="string">
              <text:p text:style-name="Table_20_Heading">Comportement attendu</text:p>
            </table:table-cell>
            <table:table-cell table:style-name="Tableau14.A1" office:value-type="string">
              <text:p text:style-name="Table_20_Heading">Pré-condition</text:p>
            </table:table-cell>
            <table:table-cell table:style-name="Tableau14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4.A1" office:value-type="string">
            <text:p text:style-name="Table_20_Contents">Visualisation en temps réel</text:p>
          </table:table-cell>
          <table:table-cell table:style-name="Tableau14.A1" office:value-type="string">
            <text:p text:style-name="Table_20_Contents">Les valeurs actuelles des capteurs sont affichées et mises à jour dynamiquement.</text:p>
          </table:table-cell>
          <table:table-cell table:style-name="Tableau14.A1" office:value-type="string">
            <text:p text:style-name="Table_20_Contents">Les capteurs publient des données en temps réel.</text:p>
          </table:table-cell>
          <table:table-cell table:style-name="Tableau14.A1" office:value-type="string">
            <text:p text:style-name="Table_20_Contents">L’interface montre les valeurs correctes.</text:p>
          </table:table-cell>
        </table:table-row>
        <table:table-row>
          <table:table-cell table:style-name="Tableau14.A1" office:value-type="string">
            <text:p text:style-name="Table_20_Contents">Affichage des alertes</text:p>
          </table:table-cell>
          <table:table-cell table:style-name="Tableau14.A1" office:value-type="string">
            <text:p text:style-name="Table_20_Contents">Les alertes de seuil sont affichées en temps réel avec des messages explicites.</text:p>
          </table:table-cell>
          <table:table-cell table:style-name="Tableau14.A1" office:value-type="string">
            <text:p text:style-name="Table_20_Contents">Les seuils sont dépassés pour un ou plusieurs capteurs.</text:p>
          </table:table-cell>
          <table:table-cell table:style-name="Tableau14.A1" office:value-type="string">
            <text:p text:style-name="Table_20_Contents">Les alertes sont visibles immédiatement.</text:p>
          </table:table-cell>
        </table:table-row>
      </table:table>
      <text:h text:style-name="P13" text:outline-level="4"><text:bookmark text:name="user-content-2-7-paramétrage-via-linterface-java"/><text:bookmark-start text:name="__RefHeading___Toc321_2563875276"/><text:soft-page-break/>2.7 Paramétrage via l’interface Java<text:bookmark-end text:name="__RefHeading___Toc321_2563875276"/></text:h>
      <text:p text:style-name="P19"><text:bookmark text:name="user-content-27-paramétrage-via-linterface-java"/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header-rows>
          <table:table-row>
            <table:table-cell table:style-name="Tableau15.A1" office:value-type="string">
              <text:p text:style-name="Table_20_Heading">Action</text:p>
            </table:table-cell>
            <table:table-cell table:style-name="Tableau15.A1" office:value-type="string">
              <text:p text:style-name="Table_20_Heading">Comportement attendu</text:p>
            </table:table-cell>
            <table:table-cell table:style-name="Tableau15.A1" office:value-type="string">
              <text:p text:style-name="Table_20_Heading">Pré-condition</text:p>
            </table:table-cell>
            <table:table-cell table:style-name="Tableau15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5.A1" office:value-type="string">
            <text:p text:style-name="Table_20_Contents">Paramétrage du fichier de configuration via l’interface Java</text:p>
          </table:table-cell>
          <table:table-cell table:style-name="Tableau15.A1" office:value-type="string">
            <text:p text:style-name="Table_20_Contents">L’utilisateur peut modifier les paramètres (type de données, fréquence, seuils).</text:p>
          </table:table-cell>
          <table:table-cell table:style-name="Tableau15.A1" office:value-type="string">
            <text:p text:style-name="Table_20_Contents">L’interface Java est fonctionnelle.</text:p>
          </table:table-cell>
          <table:table-cell table:style-name="Tableau15.A1" office:value-type="string">
            <text:p text:style-name="Table_20_Contents">Le fichier de configuration est sauvegardé correctement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2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1-08T17:36:39.366000000</dc:date>
    <meta:editing-duration>PT8M1S</meta:editing-duration>
    <meta:generator>LibreOffice/24.8.3.2$Windows_X86_64 LibreOffice_project/48a6bac9e7e268aeb4c3483fcf825c94556d9f92</meta:generator>
    <meta:document-statistic meta:table-count="15" meta:image-count="0" meta:object-count="0" meta:page-count="11" meta:paragraph-count="266" meta:word-count="1624" meta:character-count="10136" meta:non-whitespace-character-count="8782"/>
    <meta:user-defined meta:name="AppVersion">14.0000</meta:user-defined>
    <meta:template xlink:type="simple" xlink:actuate="onRequest" xlink:title="Normal.dotm" xlink:href=""/>
  </office:meta>
</office:document-meta>
</file>